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1236010873205214901"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8734548741681936316"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1660181607520776326"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2961317447134293402"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903794980975179009"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591402169064394744"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370852566438880019"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884101485807471533"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41727268" text:continue-list="list8370852566438880019"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24"/>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text:soft-page-break/>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333332706691250403"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7T21:50:51.48</dc:date>
    <dc:creator>James Lombardi</dc:creator>
    <meta:editing-duration>P7DT1H12M54S</meta:editing-duration>
    <meta:editing-cycles>595</meta:editing-cycles>
    <meta:generator>OpenOffice/4.1.2$Win32 OpenOffice.org_project/412m3$Build-9782</meta:generator>
    <meta:document-statistic meta:table-count="0" meta:image-count="0" meta:object-count="0" meta:page-count="71" meta:paragraph-count="1981" meta:word-count="22144" meta:character-count="111689"/>
  </office:meta>
</office:document-meta>
</file>